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ctober_2024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22" table:default-cell-style-name="ce7"/>
        <table:table-column table:style-name="co23" table:default-cell-style-name="ce7"/>
        <table:table-column table:style-name="co6" table:default-cell-style-name="ce7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45" table:style-name="ce5">
            <text:p>345</text:p>
          </table:table-cell>
          <table:table-cell office:value-type="float" office:value="330.90378999999996" table:style-name="ce5">
            <text:p>331</text:p>
          </table:table-cell>
          <table:table-cell office:value-type="float" office:value="777" table:style-name="ce5">
            <text:p>777</text:p>
          </table:table-cell>
          <table:table-cell office:value-type="float" office:value="753.69109000000003" table:style-name="ce5">
            <text:p>754</text:p>
          </table:table-cell>
          <table:table-cell office:value-type="float" office:value="4165" table:style-name="ce5">
            <text:p>4,165</text:p>
          </table:table-cell>
          <table:table-cell office:value-type="float" office:value="4057.742589999998" table:style-name="ce5">
            <text:p>4,058</text:p>
          </table:table-cell>
          <table:table-cell office:value-type="float" office:value="2570" table:style-name="ce5">
            <text:p>2,570</text:p>
          </table:table-cell>
          <table:table-cell office:value-type="float" office:value="2515.4163600000002" table:style-name="ce5">
            <text:p>2,515</text:p>
          </table:table-cell>
          <table:table-cell office:value-type="float" office:value="173" table:style-name="ce5">
            <text:p>173</text:p>
          </table:table-cell>
          <table:table-cell office:value-type="float" office:value="169.26732999999999" table:style-name="ce5">
            <text:p>169</text:p>
          </table:table-cell>
          <table:table-cell office:value-type="float" office:value="34" table:style-name="ce5">
            <text:p>34</text:p>
          </table:table-cell>
          <table:table-cell office:value-type="float" office:value="32.580280000000002" table:style-name="ce5">
            <text:p>33</text:p>
          </table:table-cell>
          <table:table-cell office:value-type="float" office:value="8064" table:style-name="ce5">
            <text:p>8,064</text:p>
          </table:table-cell>
          <table:table-cell office:value-type="float" office:value="7859.6014399999985" table:style-name="ce5">
            <text:p>7,860</text:p>
          </table:table-cell>
          <table:table-cell office:value-type="float" office:value="70" table:style-name="ce5">
            <text:p>70</text:p>
          </table:table-cell>
          <table:table-cell office:value-type="float" office:value="68.399999999999991" table:style-name="ce5">
            <text:p>68</text:p>
          </table:table-cell>
          <table:table-cell office:value-type="float" office:value="37" table:style-name="ce5">
            <text:p>37</text:p>
          </table:table-cell>
          <table:table-cell office:value-type="float" office:value="33.04" table:style-name="ce5">
            <text:p>33</text:p>
          </table:table-cell>
          <table:table-cell office:value-type="float" office:value="446" table:style-name="ce5">
            <text:p>446</text:p>
          </table:table-cell>
          <table:table-cell office:value-type="float" office:value="445.08" table:style-name="ce5">
            <text:p>445</text:p>
          </table:table-cell>
          <table:table-cell office:value-type="float" office:value="553" table:style-name="ce5">
            <text:p>553</text:p>
          </table:table-cell>
          <table:table-cell office:value-type="float" office:value="546.52" table:style-name="ce5">
            <text:p>547</text:p>
          </table:table-cell>
          <table:table-cell office:value-type="float" office:value="0" table:style-name="ce5">
            <text:p>0</text:p>
          </table:table-cell>
          <table:table-cell office:value-type="float" office:value="8617" table:style-name="ce5">
            <text:p>8,617</text:p>
          </table:table-cell>
          <table:table-cell office:value-type="float" office:value="8406.121439999999" table:style-name="ce5">
            <text:p>8,406</text:p>
          </table:table-cell>
          <table:table-cell office:value-type="float" office:value="30734589.369999994" table:style-name="ce5">
            <text:p>30,734,589</text:p>
          </table:table-cell>
          <table:table-cell office:value-type="float" office:value="1241264.73" table:style-name="ce5">
            <text:p>1,241,265</text:p>
          </table:table-cell>
          <table:table-cell office:value-type="float" office:value="344228.12" table:style-name="ce5">
            <text:p>344,228</text:p>
          </table:table-cell>
          <table:table-cell office:value-type="float" office:value="93330.01999999999" table:style-name="ce5">
            <text:p>93,330</text:p>
          </table:table-cell>
          <table:table-cell office:value-type="float" office:value="8999262.7200000025" table:style-name="ce5">
            <text:p>8,999,263</text:p>
          </table:table-cell>
          <table:table-cell office:value-type="float" office:value="-2397582.5300000003" table:style-name="ce5">
            <text:p>-2,397,583</text:p>
          </table:table-cell>
          <table:table-cell office:value-type="float" office:value="39015092.429999992" table:style-name="ce5">
            <text:p>39,015,092</text:p>
          </table:table-cell>
          <table:table-cell office:value-type="float" office:value="4770441.3499999996" table:style-name="ce6">
            <text:p>4,770,441</text:p>
          </table:table-cell>
          <table:table-cell office:value-type="float" office:value="2119515.3200000003" table:style-name="ce6">
            <text:p>2,119,515</text:p>
          </table:table-cell>
          <table:table-cell office:value-type="float" office:value="6889956.6699999999" table:style-name="ce6">
            <text:p>6,889,957</text:p>
          </table:table-cell>
          <table:table-cell office:value-type="float" office:value="45905049.099999994" table:style-name="ce6">
            <text:p>45,905,04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9" table:style-name="ce5">
            <text:p>139</text:p>
          </table:table-cell>
          <table:table-cell office:value-type="float" office:value="127.63652000000002" table:style-name="ce5">
            <text:p>128</text:p>
          </table:table-cell>
          <table:table-cell office:value-type="float" office:value="96" table:style-name="ce5">
            <text:p>96</text:p>
          </table:table-cell>
          <table:table-cell office:value-type="float" office:value="88.851899999999986" table:style-name="ce5">
            <text:p>89</text:p>
          </table:table-cell>
          <table:table-cell office:value-type="float" office:value="85" table:style-name="ce5">
            <text:p>85</text:p>
          </table:table-cell>
          <table:table-cell office:value-type="float" office:value="81.481080000000006" table:style-name="ce5">
            <text:p>81</text:p>
          </table:table-cell>
          <table:table-cell office:value-type="float" office:value="11" table:style-name="ce5">
            <text:p>11</text:p>
          </table:table-cell>
          <table:table-cell office:value-type="float" office:value="9.7027000000000001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2" table:style-name="ce5">
            <text:p>332</text:p>
          </table:table-cell>
          <table:table-cell office:value-type="float" office:value="308.67220000000003" table:style-name="ce5">
            <text:p>309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39" table:style-name="ce5">
            <text:p>339</text:p>
          </table:table-cell>
          <table:table-cell office:value-type="float" office:value="315.67220000000003" table:style-name="ce5">
            <text:p>316</text:p>
          </table:table-cell>
          <table:table-cell office:value-type="float" office:value="764082.66999999993" table:style-name="ce5">
            <text:p>764,083</text:p>
          </table:table-cell>
          <table:table-cell office:value-type="float" office:value="7035.92" table:style-name="ce5">
            <text:p>7,036</text:p>
          </table:table-cell>
          <table:table-cell office:value-type="float" office:value="37064.18" table:style-name="ce5">
            <text:p>37,064</text:p>
          </table:table-cell>
          <table:table-cell office:value-type="float" office:value="9981.0400000000009" table:style-name="ce5">
            <text:p>9,981</text:p>
          </table:table-cell>
          <table:table-cell office:value-type="float" office:value="224329.93" table:style-name="ce5">
            <text:p>224,330</text:p>
          </table:table-cell>
          <table:table-cell office:value-type="float" office:value="70338.039999999994" table:style-name="ce5">
            <text:p>70,338</text:p>
          </table:table-cell>
          <table:table-cell office:value-type="float" office:value="1112831.78" table:style-name="ce5">
            <text:p>1,112,832</text:p>
          </table:table-cell>
          <table:table-cell office:value-type="float" office:value="9966.14" table:style-name="ce6">
            <text:p>9,966</text:p>
          </table:table-cell>
          <table:table-cell office:value-type="float" office:value="0" table:style-name="ce6">
            <text:p>0</text:p>
          </table:table-cell>
          <table:table-cell office:value-type="float" office:value="9966.14" table:style-name="ce6">
            <text:p>9,966</text:p>
          </table:table-cell>
          <table:table-cell office:value-type="float" office:value="1122797.92" table:style-name="ce6">
            <text:p>1,122,79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153" table:style-name="ce5">
            <text:p>9,153</text:p>
          </table:table-cell>
          <table:table-cell office:value-type="float" office:value="7970.9239300001036" table:style-name="ce5">
            <text:p>7,971</text:p>
          </table:table-cell>
          <table:table-cell office:value-type="float" office:value="2816" table:style-name="ce5">
            <text:p>2,816</text:p>
          </table:table-cell>
          <table:table-cell office:value-type="float" office:value="2660.1580299999941" table:style-name="ce5">
            <text:p>2,660</text:p>
          </table:table-cell>
          <table:table-cell office:value-type="float" office:value="3022" table:style-name="ce5">
            <text:p>3,022</text:p>
          </table:table-cell>
          <table:table-cell office:value-type="float" office:value="2869.9132399999921" table:style-name="ce5">
            <text:p>2,870</text:p>
          </table:table-cell>
          <table:table-cell office:value-type="float" office:value="808" table:style-name="ce5">
            <text:p>808</text:p>
          </table:table-cell>
          <table:table-cell office:value-type="float" office:value="786.14616000000012" table:style-name="ce5">
            <text:p>786</text:p>
          </table:table-cell>
          <table:table-cell office:value-type="float" office:value="71" table:style-name="ce5">
            <text:p>71</text:p>
          </table:table-cell>
          <table:table-cell office:value-type="float" office:value="70.15810999999999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70" table:style-name="ce5">
            <text:p>15,870</text:p>
          </table:table-cell>
          <table:table-cell office:value-type="float" office:value="14357.299470000091" table:style-name="ce5">
            <text:p>14,357</text:p>
          </table:table-cell>
          <table:table-cell office:value-type="float" office:value="1798.9606345475913" table:style-name="ce5">
            <text:p>1,799</text:p>
          </table:table-cell>
          <table:table-cell office:value-type="float" office:value="1798.9606345475913" table:style-name="ce5">
            <text:p>1,799</text:p>
          </table:table-cell>
          <table:table-cell office:value-type="float" office:value="4.75" table:style-name="ce5">
            <text:p>5</text:p>
          </table:table-cell>
          <table:table-cell office:value-type="float" office:value="4.7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3.7106345475913" table:style-name="ce5">
            <text:p>1,804</text:p>
          </table:table-cell>
          <table:table-cell office:value-type="float" office:value="1803.7106345475913" table:style-name="ce5">
            <text:p>1,804</text:p>
          </table:table-cell>
          <table:table-cell office:value-type="float" office:value="0" table:style-name="ce5">
            <text:p>0</text:p>
          </table:table-cell>
          <table:table-cell office:value-type="float" office:value="17673.710634547591" table:style-name="ce5">
            <text:p>17,674</text:p>
          </table:table-cell>
          <table:table-cell office:value-type="float" office:value="16161.010104547682" table:style-name="ce5">
            <text:p>16,161</text:p>
          </table:table-cell>
          <table:table-cell office:value-type="float" office:value="41451835.680000007" table:style-name="ce5">
            <text:p>41,451,836</text:p>
          </table:table-cell>
          <table:table-cell office:value-type="float" office:value="677542.64999999991" table:style-name="ce5">
            <text:p>677,543</text:p>
          </table:table-cell>
          <table:table-cell office:value-type="float" office:value="464284.06" table:style-name="ce5">
            <text:p>464,284</text:p>
          </table:table-cell>
          <table:table-cell office:value-type="float" office:value="758545.88000000012" table:style-name="ce5">
            <text:p>758,546</text:p>
          </table:table-cell>
          <table:table-cell office:value-type="float" office:value="11915177.740000002" table:style-name="ce5">
            <text:p>11,915,178</text:p>
          </table:table-cell>
          <table:table-cell office:value-type="float" office:value="4233270.7499999991" table:style-name="ce5">
            <text:p>4,233,271</text:p>
          </table:table-cell>
          <table:table-cell office:value-type="float" office:value="59500656.760000013" table:style-name="ce5">
            <text:p>59,500,657</text:p>
          </table:table-cell>
          <table:table-cell office:value-type="float" office:value="7652742.0699999994" table:style-name="ce6">
            <text:p>7,652,742</text:p>
          </table:table-cell>
          <table:table-cell office:value-type="float" office:value="6925.46" table:style-name="ce6">
            <text:p>6,925</text:p>
          </table:table-cell>
          <table:table-cell office:value-type="float" office:value="7659667.5299999993" table:style-name="ce6">
            <text:p>7,659,668</text:p>
          </table:table-cell>
          <table:table-cell office:value-type="float" office:value="67160324.290000007" table:style-name="ce6">
            <text:p>67,160,324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82" table:style-name="ce5">
            <text:p>482</text:p>
          </table:table-cell>
          <table:table-cell office:value-type="float" office:value="427.40438000000051" table:style-name="ce5">
            <text:p>427</text:p>
          </table:table-cell>
          <table:table-cell office:value-type="float" office:value="374" table:style-name="ce5">
            <text:p>374</text:p>
          </table:table-cell>
          <table:table-cell office:value-type="float" office:value="347.16981000000004" table:style-name="ce5">
            <text:p>347</text:p>
          </table:table-cell>
          <table:table-cell office:value-type="float" office:value="342" table:style-name="ce5">
            <text:p>342</text:p>
          </table:table-cell>
          <table:table-cell office:value-type="float" office:value="328.95244000000002" table:style-name="ce5">
            <text:p>329</text:p>
          </table:table-cell>
          <table:table-cell office:value-type="float" office:value="94" table:style-name="ce5">
            <text:p>94</text:p>
          </table:table-cell>
          <table:table-cell office:value-type="float" office:value="92.675690000000003" table:style-name="ce5">
            <text:p>93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1" table:style-name="ce5">
            <text:p>1,301</text:p>
          </table:table-cell>
          <table:table-cell office:value-type="float" office:value="1204.5176400000005" table:style-name="ce5">
            <text:p>1,2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1" table:style-name="ce5">
            <text:p>1,301</text:p>
          </table:table-cell>
          <table:table-cell office:value-type="float" office:value="1204.5176400000005" table:style-name="ce5">
            <text:p>1,205</text:p>
          </table:table-cell>
          <table:table-cell office:value-type="float" office:value="3595068.9199999995" table:style-name="ce5">
            <text:p>3,595,069</text:p>
          </table:table-cell>
          <table:table-cell office:value-type="float" office:value="18640.910000000003" table:style-name="ce5">
            <text:p>18,641</text:p>
          </table:table-cell>
          <table:table-cell office:value-type="float" office:value="78191" table:style-name="ce5">
            <text:p>78,191</text:p>
          </table:table-cell>
          <table:table-cell office:value-type="float" office:value="51335.98" table:style-name="ce5">
            <text:p>51,336</text:p>
          </table:table-cell>
          <table:table-cell office:value-type="float" office:value="851844.66" table:style-name="ce5">
            <text:p>851,845</text:p>
          </table:table-cell>
          <table:table-cell office:value-type="float" office:value="313335.72999999992" table:style-name="ce5">
            <text:p>313,336</text:p>
          </table:table-cell>
          <table:table-cell office:value-type="float" office:value="4908417.1999999993" table:style-name="ce5">
            <text:p>4,908,417</text:p>
          </table:table-cell>
          <table:table-cell office:value-type="float" office:value="30702" table:style-name="ce6">
            <text:p>30,702</text:p>
          </table:table-cell>
          <table:table-cell office:value-type="float" office:value="0" table:style-name="ce6">
            <text:p>0</text:p>
          </table:table-cell>
          <table:table-cell office:value-type="float" office:value="30702" table:style-name="ce6">
            <text:p>30,702</text:p>
          </table:table-cell>
          <table:table-cell office:value-type="float" office:value="4939119.1999999993" table:style-name="ce6">
            <text:p>4,939,11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200" table:style-name="ce5">
            <text:p>30,200</text:p>
          </table:table-cell>
          <table:table-cell office:value-type="float" office:value="28498.974760000245" table:style-name="ce5">
            <text:p>28,499</text:p>
          </table:table-cell>
          <table:table-cell office:value-type="float" office:value="7553" table:style-name="ce5">
            <text:p>7,553</text:p>
          </table:table-cell>
          <table:table-cell office:value-type="float" office:value="7203.3512400000527" table:style-name="ce5">
            <text:p>7,203</text:p>
          </table:table-cell>
          <table:table-cell office:value-type="float" office:value="7759" table:style-name="ce5">
            <text:p>7,759</text:p>
          </table:table-cell>
          <table:table-cell office:value-type="float" office:value="7396.0238900000268" table:style-name="ce5">
            <text:p>7,396</text:p>
          </table:table-cell>
          <table:table-cell office:value-type="float" office:value="898" table:style-name="ce5">
            <text:p>898</text:p>
          </table:table-cell>
          <table:table-cell office:value-type="float" office:value="883.15665999999999" table:style-name="ce5">
            <text:p>883</text:p>
          </table:table-cell>
          <table:table-cell office:value-type="float" office:value="58" table:style-name="ce5">
            <text:p>58</text:p>
          </table:table-cell>
          <table:table-cell office:value-type="float" office:value="57.310809999999996" table:style-name="ce5">
            <text:p>57</text:p>
          </table:table-cell>
          <table:table-cell office:value-type="float" office:value="22593" table:style-name="ce5">
            <text:p>22,593</text:p>
          </table:table-cell>
          <table:table-cell office:value-type="float" office:value="20945.83850999998" table:style-name="ce5">
            <text:p>20,946</text:p>
          </table:table-cell>
          <table:table-cell office:value-type="float" office:value="69061" table:style-name="ce5">
            <text:p>69,061</text:p>
          </table:table-cell>
          <table:table-cell office:value-type="float" office:value="64984.655870000308" table:style-name="ce5">
            <text:p>64,985</text:p>
          </table:table-cell>
          <table:table-cell office:value-type="float" office:value="893.17774350465311" table:style-name="ce5">
            <text:p>893</text:p>
          </table:table-cell>
          <table:table-cell office:value-type="float" office:value="893.17774350465311" table:style-name="ce5">
            <text:p>893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3.37774350763334" table:style-name="ce5">
            <text:p>893</text:p>
          </table:table-cell>
          <table:table-cell office:value-type="float" office:value="893.37774350763334" table:style-name="ce5">
            <text:p>893</text:p>
          </table:table-cell>
          <table:table-cell office:value-type="float" office:value="0" table:style-name="ce5">
            <text:p>0</text:p>
          </table:table-cell>
          <table:table-cell office:value-type="float" office:value="69954.377743507634" table:style-name="ce5">
            <text:p>69,954</text:p>
          </table:table-cell>
          <table:table-cell office:value-type="float" office:value="65878.033613507941" table:style-name="ce5">
            <text:p>65,878</text:p>
          </table:table-cell>
          <table:table-cell office:value-type="float" office:value="180104708.04999998" table:style-name="ce5">
            <text:p>180,104,708</text:p>
          </table:table-cell>
          <table:table-cell office:value-type="float" office:value="22991346.179999996" table:style-name="ce5">
            <text:p>22,991,346</text:p>
          </table:table-cell>
          <table:table-cell office:value-type="float" office:value="1147813.3700000001" table:style-name="ce5">
            <text:p>1,147,813</text:p>
          </table:table-cell>
          <table:table-cell office:value-type="float" office:value="8563867.410000002" table:style-name="ce5">
            <text:p>8,563,867</text:p>
          </table:table-cell>
          <table:table-cell office:value-type="float" office:value="59757009.579999998" table:style-name="ce5">
            <text:p>59,757,010</text:p>
          </table:table-cell>
          <table:table-cell office:value-type="float" office:value="31030163.509999998" table:style-name="ce5">
            <text:p>31,030,164</text:p>
          </table:table-cell>
          <table:table-cell office:value-type="float" office:value="303594908.09999996" table:style-name="ce5">
            <text:p>303,594,908</text:p>
          </table:table-cell>
          <table:table-cell office:value-type="float" office:value="5096382.83" table:style-name="ce6">
            <text:p>5,096,383</text:p>
          </table:table-cell>
          <table:table-cell office:value-type="float" office:value="199581.27" table:style-name="ce6">
            <text:p>199,581</text:p>
          </table:table-cell>
          <table:table-cell office:value-type="float" office:value="5295964.0999999996" table:style-name="ce6">
            <text:p>5,295,964</text:p>
          </table:table-cell>
          <table:table-cell office:value-type="float" office:value="308890872.19999999" table:style-name="ce6">
            <text:p>308,890,87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29" table:style-name="ce5">
            <text:p>1,129</text:p>
          </table:table-cell>
          <table:table-cell office:value-type="float" office:value="1023.1208399999967" table:style-name="ce5">
            <text:p>1,023</text:p>
          </table:table-cell>
          <table:table-cell office:value-type="float" office:value="484" table:style-name="ce5">
            <text:p>484</text:p>
          </table:table-cell>
          <table:table-cell office:value-type="float" office:value="462.91810000000021" table:style-name="ce5">
            <text:p>463</text:p>
          </table:table-cell>
          <table:table-cell office:value-type="float" office:value="191" table:style-name="ce5">
            <text:p>191</text:p>
          </table:table-cell>
          <table:table-cell office:value-type="float" office:value="180.37110000000004" table:style-name="ce5">
            <text:p>180</text:p>
          </table:table-cell>
          <table:table-cell office:value-type="float" office:value="48" table:style-name="ce5">
            <text:p>48</text:p>
          </table:table-cell>
          <table:table-cell office:value-type="float" office:value="47.540530000000004" table:style-name="ce5">
            <text:p>48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56" table:style-name="ce5">
            <text:p>1,856</text:p>
          </table:table-cell>
          <table:table-cell office:value-type="float" office:value="1717.950569999997" table:style-name="ce5">
            <text:p>1,718</text:p>
          </table:table-cell>
          <table:table-cell office:value-type="float" office:value="224" table:style-name="ce5">
            <text:p>224</text:p>
          </table:table-cell>
          <table:table-cell office:value-type="float" office:value="206.2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" table:style-name="ce5">
            <text:p>224</text:p>
          </table:table-cell>
          <table:table-cell office:value-type="float" office:value="206.2" table:style-name="ce5">
            <text:p>206</text:p>
          </table:table-cell>
          <table:table-cell office:value-type="float" office:value="0" table:style-name="ce5">
            <text:p>0</text:p>
          </table:table-cell>
          <table:table-cell office:value-type="float" office:value="2080" table:style-name="ce5">
            <text:p>2,080</text:p>
          </table:table-cell>
          <table:table-cell office:value-type="float" office:value="1924.1505699999971" table:style-name="ce5">
            <text:p>1,924</text:p>
          </table:table-cell>
          <table:table-cell office:value-type="float" office:value="4207762.8099999996" table:style-name="ce5">
            <text:p>4,207,763</text:p>
          </table:table-cell>
          <table:table-cell office:value-type="float" office:value="55396.640000000007" table:style-name="ce5">
            <text:p>55,397</text:p>
          </table:table-cell>
          <table:table-cell office:value-type="float" office:value="-41183.06" table:style-name="ce5">
            <text:p>-41,183</text:p>
          </table:table-cell>
          <table:table-cell office:value-type="float" office:value="166761.03" table:style-name="ce5">
            <text:p>166,761</text:p>
          </table:table-cell>
          <table:table-cell office:value-type="float" office:value="945164.88" table:style-name="ce5">
            <text:p>945,165</text:p>
          </table:table-cell>
          <table:table-cell office:value-type="float" office:value="346899.16" table:style-name="ce5">
            <text:p>346,899</text:p>
          </table:table-cell>
          <table:table-cell office:value-type="float" office:value="5680801.46" table:style-name="ce5">
            <text:p>5,680,801</text:p>
          </table:table-cell>
          <table:table-cell office:value-type="float" office:value="742311.46" table:style-name="ce6">
            <text:p>742,311</text:p>
          </table:table-cell>
          <table:table-cell office:value-type="float" office:value="0" table:style-name="ce6">
            <text:p>0</text:p>
          </table:table-cell>
          <table:table-cell office:value-type="float" office:value="742311.46" table:style-name="ce6">
            <text:p>742,311</text:p>
          </table:table-cell>
          <table:table-cell office:value-type="float" office:value="6423112.9199999999" table:style-name="ce6">
            <text:p>6,423,113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6" table:style-name="ce5">
            <text:p>2,246</text:p>
          </table:table-cell>
          <table:table-cell office:value-type="float" office:value="2016.153288" table:style-name="ce5">
            <text:p>2,016</text:p>
          </table:table-cell>
          <table:table-cell office:value-type="float" office:value="2246" table:style-name="ce5">
            <text:p>2,246</text:p>
          </table:table-cell>
          <table:table-cell office:value-type="float" office:value="2016.153288" table:style-name="ce5">
            <text:p>2,016</text:p>
          </table:table-cell>
          <table:table-cell office:value-type="float" office:value="60" table:style-name="ce5">
            <text:p>60</text:p>
          </table:table-cell>
          <table:table-cell office:value-type="float" office:value="60" table:style-name="ce5">
            <text:p>6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" table:style-name="ce5">
            <text:p>62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2308" table:style-name="ce5">
            <text:p>2,308</text:p>
          </table:table-cell>
          <table:table-cell office:value-type="float" office:value="2078.153288" table:style-name="ce5">
            <text:p>2,078</text:p>
          </table:table-cell>
          <table:table-cell office:value-type="float" office:value="10005888.77999999" table:style-name="ce5">
            <text:p>10,005,8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05888.77999999" table:style-name="ce5">
            <text:p>10,005,889</text:p>
          </table:table-cell>
          <table:table-cell office:value-type="float" office:value="646163.07000000007" table:style-name="ce6">
            <text:p>646,163</text:p>
          </table:table-cell>
          <table:table-cell office:value-type="float" office:value="0" table:style-name="ce6">
            <text:p>0</text:p>
          </table:table-cell>
          <table:table-cell office:value-type="float" office:value="646163.07000000007" table:style-name="ce6">
            <text:p>646,163</text:p>
          </table:table-cell>
          <table:table-cell office:value-type="float" office:value="10652051.84999999" table:style-name="ce6">
            <text:p>10,652,052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" table:style-name="ce5">
            <text:p>122</text:p>
          </table:table-cell>
          <table:table-cell office:value-type="float" office:value="113.21" table:style-name="ce5">
            <text:p>113</text:p>
          </table:table-cell>
          <table:table-cell office:value-type="float" office:value="122" table:style-name="ce5">
            <text:p>122</text:p>
          </table:table-cell>
          <table:table-cell office:value-type="float" office:value="113.21" table:style-name="ce5">
            <text:p>1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" table:style-name="ce5">
            <text:p>122</text:p>
          </table:table-cell>
          <table:table-cell office:value-type="float" office:value="113.21" table:style-name="ce5">
            <text:p>113</text:p>
          </table:table-cell>
          <table:table-cell office:value-type="float" office:value="595634" table:style-name="ce5">
            <text:p>595,634</text:p>
          </table:table-cell>
          <table:table-cell office:value-type="float" office:value="0" table:style-name="ce5">
            <text:p>0</text:p>
          </table:table-cell>
          <table:table-cell office:value-type="float" office:value="615" table:style-name="ce5">
            <text:p>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96249" table:style-name="ce5">
            <text:p>596,24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96249" table:style-name="ce6">
            <text:p>596,24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2.6" table:style-name="ce5">
            <text:p>23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8.8" table:style-name="ce5">
            <text:p>9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5" table:style-name="ce5">
            <text:p>5</text:p>
          </table:table-cell>
          <table:table-cell office:value-type="float" office:value="4.099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07" table:style-name="ce5">
            <text:p>107</text:p>
          </table:table-cell>
          <table:table-cell office:value-type="float" office:value="102.89999999999999" table:style-name="ce5">
            <text:p>103</text:p>
          </table:table-cell>
          <table:table-cell office:value-type="float" office:value="371593.93" table:style-name="ce5">
            <text:p>371,594</text:p>
          </table:table-cell>
          <table:table-cell office:value-type="float" office:value="5345.34" table:style-name="ce5">
            <text:p>5,345</text:p>
          </table:table-cell>
          <table:table-cell office:value-type="float" office:value="2893.75" table:style-name="ce5">
            <text:p>2,894</text:p>
          </table:table-cell>
          <table:table-cell office:value-type="float" office:value="0" table:style-name="ce5">
            <text:p>0</text:p>
          </table:table-cell>
          <table:table-cell office:value-type="float" office:value="95798.59" table:style-name="ce5">
            <text:p>95,799</text:p>
          </table:table-cell>
          <table:table-cell office:value-type="float" office:value="41172.959999999999" table:style-name="ce5">
            <text:p>41,173</text:p>
          </table:table-cell>
          <table:table-cell office:value-type="float" office:value="516804.57" table:style-name="ce5">
            <text:p>516,805</text:p>
          </table:table-cell>
          <table:table-cell office:value-type="float" office:value="21210.16" table:style-name="ce6">
            <text:p>21,210</text:p>
          </table:table-cell>
          <table:table-cell office:value-type="float" office:value="1344" table:style-name="ce6">
            <text:p>1,344</text:p>
          </table:table-cell>
          <table:table-cell office:value-type="float" office:value="22554.16" table:style-name="ce6">
            <text:p>22,554</text:p>
          </table:table-cell>
          <table:table-cell office:value-type="float" office:value="539358.73" table:style-name="ce6">
            <text:p>539,35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39.67" table:style-name="ce5">
            <text:p>40</text:p>
          </table:table-cell>
          <table:table-cell office:value-type="float" office:value="46" table:style-name="ce5">
            <text:p>46</text:p>
          </table:table-cell>
          <table:table-cell office:value-type="float" office:value="39.6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" table:style-name="ce5">
            <text:p>46</text:p>
          </table:table-cell>
          <table:table-cell office:value-type="float" office:value="39.67" table:style-name="ce5">
            <text:p>40</text:p>
          </table:table-cell>
          <table:table-cell office:value-type="float" office:value="341370.58999999991" table:style-name="ce5">
            <text:p>341,3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1370.58999999991" table:style-name="ce5">
            <text:p>341,37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41370.58999999991" table:style-name="ce6">
            <text:p>341,37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12" table:style-name="ce5">
            <text:p>12</text:p>
          </table:table-cell>
          <table:table-cell office:value-type="float" office:value="10.6" table:style-name="ce5">
            <text:p>11</text:p>
          </table:table-cell>
          <table:table-cell office:value-type="float" office:value="159" table:style-name="ce5">
            <text:p>159</text:p>
          </table:table-cell>
          <table:table-cell office:value-type="float" office:value="154.6" table:style-name="ce5">
            <text:p>155</text:p>
          </table:table-cell>
          <table:table-cell office:value-type="float" office:value="59" table:style-name="ce5">
            <text:p>59</text:p>
          </table:table-cell>
          <table:table-cell office:value-type="float" office:value="56.6" table:style-name="ce5">
            <text:p>57</text:p>
          </table:table-cell>
          <table:table-cell office:value-type="float" office:value="14" table:style-name="ce5">
            <text:p>14</text:p>
          </table:table-cell>
          <table:table-cell office:value-type="float" office:value="13.2" table:style-name="ce5">
            <text:p>1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" table:style-name="ce5">
            <text:p>246</text:p>
          </table:table-cell>
          <table:table-cell office:value-type="float" office:value="236.99999999999997" table:style-name="ce5">
            <text:p>237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238.99999999999997" table:style-name="ce5">
            <text:p>239</text:p>
          </table:table-cell>
          <table:table-cell office:value-type="float" office:value="634796.07000000007" table:style-name="ce5">
            <text:p>634,796</text:p>
          </table:table-cell>
          <table:table-cell office:value-type="float" office:value="-1408.4899999999998" table:style-name="ce5">
            <text:p>-1,408</text:p>
          </table:table-cell>
          <table:table-cell office:value-type="float" office:value="-2134" table:style-name="ce5">
            <text:p>-2,134</text:p>
          </table:table-cell>
          <table:table-cell office:value-type="float" office:value="987.31999999999994" table:style-name="ce5">
            <text:p>987</text:p>
          </table:table-cell>
          <table:table-cell office:value-type="float" office:value="164056.72" table:style-name="ce5">
            <text:p>164,057</text:p>
          </table:table-cell>
          <table:table-cell office:value-type="float" office:value="69518.3" table:style-name="ce5">
            <text:p>69,518</text:p>
          </table:table-cell>
          <table:table-cell office:value-type="float" office:value="865815.92" table:style-name="ce5">
            <text:p>865,816</text:p>
          </table:table-cell>
          <table:table-cell office:value-type="float" office:value="6219.53" table:style-name="ce6">
            <text:p>6,220</text:p>
          </table:table-cell>
          <table:table-cell office:value-type="float" office:value="0" table:style-name="ce6">
            <text:p>0</text:p>
          </table:table-cell>
          <table:table-cell office:value-type="float" office:value="6219.53" table:style-name="ce6">
            <text:p>6,220</text:p>
          </table:table-cell>
          <table:table-cell office:value-type="float" office:value="872035.45000000007" table:style-name="ce6">
            <text:p>872,03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4" table:style-name="ce5">
            <text:p>14</text:p>
          </table:table-cell>
          <table:table-cell office:value-type="float" office:value="13.1" table:style-name="ce5">
            <text:p>13</text:p>
          </table:table-cell>
          <table:table-cell office:value-type="float" office:value="48" table:style-name="ce5">
            <text:p>48</text:p>
          </table:table-cell>
          <table:table-cell office:value-type="float" office:value="46.96" table:style-name="ce5">
            <text:p>47</text:p>
          </table:table-cell>
          <table:table-cell office:value-type="float" office:value="29" table:style-name="ce5">
            <text:p>29</text:p>
          </table:table-cell>
          <table:table-cell office:value-type="float" office:value="28.71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77000000000001" table:style-name="ce5">
            <text:p>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" table:style-name="ce5">
            <text:p>96</text:p>
          </table:table-cell>
          <table:table-cell office:value-type="float" office:value="93.77000000000001" table:style-name="ce5">
            <text:p>94</text:p>
          </table:table-cell>
          <table:table-cell office:value-type="float" office:value="351061.31000000006" table:style-name="ce5">
            <text:p>351,061</text:p>
          </table:table-cell>
          <table:table-cell office:value-type="float" office:value="4663.63" table:style-name="ce5">
            <text:p>4,664</text:p>
          </table:table-cell>
          <table:table-cell office:value-type="float" office:value="1575" table:style-name="ce5">
            <text:p>1,575</text:p>
          </table:table-cell>
          <table:table-cell office:value-type="float" office:value="0" table:style-name="ce5">
            <text:p>0</text:p>
          </table:table-cell>
          <table:table-cell office:value-type="float" office:value="102363.93000000001" table:style-name="ce5">
            <text:p>102,364</text:p>
          </table:table-cell>
          <table:table-cell office:value-type="float" office:value="41941.22" table:style-name="ce5">
            <text:p>41,941</text:p>
          </table:table-cell>
          <table:table-cell office:value-type="float" office:value="501605.09000000008" table:style-name="ce5">
            <text:p>501,605</text:p>
          </table:table-cell>
          <table:table-cell office:value-type="float" office:value="0" table:style-name="ce6">
            <text:p>0</text:p>
          </table:table-cell>
          <table:table-cell office:value-type="float" office:value="11940" table:style-name="ce6">
            <text:p>11,940</text:p>
          </table:table-cell>
          <table:table-cell office:value-type="float" office:value="11940" table:style-name="ce6">
            <text:p>11,940</text:p>
          </table:table-cell>
          <table:table-cell office:value-type="float" office:value="513545.09000000008" table:style-name="ce6">
            <text:p>513,54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October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8.61" table:style-name="ce5">
            <text:p>9</text:p>
          </table:table-cell>
          <table:table-cell office:value-type="float" office:value="24" table:style-name="ce5">
            <text:p>24</text:p>
          </table:table-cell>
          <table:table-cell office:value-type="float" office:value="23.01" table:style-name="ce5">
            <text:p>23</text:p>
          </table:table-cell>
          <table:table-cell office:value-type="float" office:value="17" table:style-name="ce5">
            <text:p>17</text:p>
          </table:table-cell>
          <table:table-cell office:value-type="float" office:value="16.22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5" table:style-name="ce5">
            <text:p>65</text:p>
          </table:table-cell>
          <table:table-cell office:value-type="float" office:value="62.43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" table:style-name="ce5">
            <text:p>65</text:p>
          </table:table-cell>
          <table:table-cell office:value-type="float" office:value="57.43" table:style-name="ce5">
            <text:p>57</text:p>
          </table:table-cell>
          <table:table-cell office:value-type="float" office:value="232986.37" table:style-name="ce5">
            <text:p>232,986</text:p>
          </table:table-cell>
          <table:table-cell office:value-type="float" office:value="5322.6" table:style-name="ce5">
            <text:p>5,323</text:p>
          </table:table-cell>
          <table:table-cell office:value-type="float" office:value="4516.93" table:style-name="ce5">
            <text:p>4,517</text:p>
          </table:table-cell>
          <table:table-cell office:value-type="float" office:value="0" table:style-name="ce5">
            <text:p>0</text:p>
          </table:table-cell>
          <table:table-cell office:value-type="float" office:value="64337.41" table:style-name="ce5">
            <text:p>64,337</text:p>
          </table:table-cell>
          <table:table-cell office:value-type="float" office:value="25933.7" table:style-name="ce5">
            <text:p>25,934</text:p>
          </table:table-cell>
          <table:table-cell office:value-type="float" office:value="333097.01" table:style-name="ce5">
            <text:p>333,097</text:p>
          </table:table-cell>
          <table:table-cell office:value-type="float" office:value="0" table:style-name="ce6">
            <text:p>0</text:p>
          </table:table-cell>
          <table:table-cell office:value-type="float" office:value="3636" table:style-name="ce6">
            <text:p>3,636</text:p>
          </table:table-cell>
          <table:table-cell office:value-type="float" office:value="3636" table:style-name="ce6">
            <text:p>3,636</text:p>
          </table:table-cell>
          <table:table-cell office:value-type="float" office:value="336733.01" table:style-name="ce6">
            <text:p>336,733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Hartley, Robert</meta:initial-creator>
    <dc:creator>Dale, Harriet | (She/Hers)</dc:creator>
    <meta:creation-date>2022-09-30T10:29:42Z</meta:creation-date>
    <dc:date>2025-03-04T11:08:04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